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111111" draw:marker-start="Rounded_20_short_20_Arrow" draw:marker-end="" draw:marker-end-width="0.3cm"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draw:stroke="solid" svg:stroke-width="0.035cm" svg:stroke-color="#158466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Default">
        <draw:line draw:style-name="gr1" draw:text-style-name="P1" draw:layer="layout" svg:x1="9.001cm" svg:y1="9.513cm" svg:x2="9.001cm" svg:y2="16.117cm">
          <text:p/>
        </draw:line>
        <draw:line draw:style-name="gr1" draw:text-style-name="P1" draw:layer="layout" svg:x1="16.367cm" svg:y1="16.113cm" svg:x2="9.001cm" svg:y2="16.118cm">
          <text:p/>
        </draw:line>
        <draw:frame draw:style-name="gr2" draw:text-style-name="P2" draw:layer="layout" svg:width="0.514cm" svg:height="0.627cm" svg:x="16.24cm" svg:y="16.5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561cm" svg:height="0.627cm" svg:x="7.985cm" svg:y="8.87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04cm" svg:height="0.389cm" svg:x="7.858cm" svg:y="10.8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3" draw:text-style-name="P1" draw:layer="layout" svg:width="9.9cm" svg:height="2.423cm" draw:transform="skewX (-0.27995081201989) rotate (-1.66678943565459) translate (12.4298079895593cm 4.52610346344113cm)" svg:viewBox="0 0 9901 2424" svg:d="M0 0c10037-6 9901 2424 9901 2424v-67">
          <text:p/>
        </draw:path>
        <draw:line draw:style-name="gr4" draw:text-style-name="P1" draw:layer="layout" svg:x1="9.255cm" svg:y1="14.843cm" svg:x2="8.747cm" svg:y2="14.843cm">
          <text:p/>
        </draw:line>
        <draw:line draw:style-name="gr4" draw:text-style-name="P1" draw:layer="layout" svg:x1="9.255cm" svg:y1="13.55cm" svg:x2="8.747cm" svg:y2="13.55cm">
          <text:p/>
        </draw:line>
        <draw:line draw:style-name="gr4" draw:text-style-name="P3" draw:layer="layout" svg:x1="9.255cm" svg:y1="11.137cm" svg:x2="8.747cm" svg:y2="11.137cm">
          <text:p/>
        </draw:line>
        <draw:line draw:style-name="gr4" draw:text-style-name="P1" draw:layer="layout" svg:x1="9.255cm" svg:y1="12.407cm" svg:x2="8.747cm" svg:y2="12.407cm">
          <text:p/>
        </draw:line>
        <draw:frame draw:style-name="gr2" draw:text-style-name="P2" draw:layer="layout" svg:width="0.386cm" svg:height="0.389cm" svg:x="7.858cm" svg:y="12.14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381cm" svg:height="0.389cm" svg:x="7.858cm" svg:y="13.2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377cm" svg:height="0.389cm" svg:x="7.858cm" svg:y="14.5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" draw:text-style-name="P1" draw:layer="layout" svg:x1="10.398cm" svg:y1="15.863cm" svg:x2="10.398cm" svg:y2="16.371cm">
          <text:p/>
        </draw:line>
        <draw:line draw:style-name="gr4" draw:text-style-name="P1" draw:layer="layout" svg:x1="11.822cm" svg:y1="15.863cm" svg:x2="11.822cm" svg:y2="16.371cm">
          <text:p/>
        </draw:line>
        <draw:line draw:style-name="gr4" draw:text-style-name="P1" draw:layer="layout" svg:x1="13.192cm" svg:y1="15.863cm" svg:x2="13.192cm" svg:y2="16.371cm">
          <text:p/>
        </draw:line>
        <draw:frame draw:style-name="gr2" draw:text-style-name="P2" draw:layer="layout" svg:width="0.377cm" svg:height="0.389cm" svg:x="8.243cm" svg:y="16.11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0.377cm" svg:height="0.389cm" svg:x="10.275cm" svg:y="16.75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2" draw:layer="layout" svg:width="0.377cm" svg:height="0.389cm" svg:x="11.795cm" svg:y="16.75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2" draw:layer="layout" svg:width="0.377cm" svg:height="0.389cm" svg:x="13.065cm" svg:y="16.75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394cm" svg:height="0.389cm" svg:x="14.308cm" svg:y="16.75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4" draw:text-style-name="P1" draw:layer="layout" svg:x1="14.435cm" svg:y1="15.863cm" svg:x2="14.435cm" svg:y2="16.371cm">
          <text:p/>
        </draw:line>
        <draw:line draw:style-name="gr5" draw:text-style-name="P1" draw:layer="layout" svg:x1="7.096cm" svg:y1="14.843cm" svg:x2="11.033cm" svg:y2="14.843cm">
          <text:p/>
        </draw:line>
        <draw:frame draw:style-name="gr2" draw:text-style-name="P2" draw:layer="layout" svg:width="4.007cm" svg:height="0.93cm" svg:x="7.604cm" svg:y="4.8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1" draw:text-style-name="P1" draw:layer="layout" svg:x1="1.508cm" svg:y1="16.113cm" svg:x2="9.001cm" svg:y2="16.119cm">
          <text:p/>
        </draw:line>
        <draw:line draw:style-name="gr1" draw:text-style-name="P1" draw:layer="layout" svg:x1="9.001cm" svg:y1="22.844cm" svg:x2="9.001cm" svg:y2="15.991cm">
          <text:p/>
        </draw:line>
        <draw:line draw:style-name="gr4" draw:text-style-name="P1" draw:layer="layout" svg:x1="7.604cm" svg:y1="15.859cm" svg:x2="7.604cm" svg:y2="16.367cm">
          <text:p/>
        </draw:line>
        <draw:line draw:style-name="gr4" draw:text-style-name="P1" draw:layer="layout" svg:x1="6.177cm" svg:y1="15.859cm" svg:x2="6.177cm" svg:y2="16.367cm">
          <text:p/>
        </draw:line>
        <draw:line draw:style-name="gr4" draw:text-style-name="P1" draw:layer="layout" svg:x1="4.777cm" svg:y1="15.859cm" svg:x2="4.777cm" svg:y2="16.367cm">
          <text:p/>
        </draw:line>
        <draw:line draw:style-name="gr4" draw:text-style-name="P1" draw:layer="layout" svg:x1="3.377cm" svg:y1="15.859cm" svg:x2="3.377cm" svg:y2="16.367cm">
          <text:p/>
        </draw:line>
        <draw:line draw:style-name="gr4" draw:text-style-name="P1" draw:layer="layout" svg:x1="9.255cm" svg:y1="17.35cm" svg:x2="8.747cm" svg:y2="17.35cm">
          <text:p/>
        </draw:line>
        <draw:line draw:style-name="gr4" draw:text-style-name="P1" draw:layer="layout" svg:x1="9.255cm" svg:y1="18.65cm" svg:x2="8.747cm" svg:y2="18.65cm">
          <text:p/>
        </draw:line>
        <draw:line draw:style-name="gr4" draw:text-style-name="P1" draw:layer="layout" svg:x1="9.255cm" svg:y1="19.85cm" svg:x2="8.747cm" svg:y2="19.85cm">
          <text:p/>
        </draw:line>
        <draw:line draw:style-name="gr4" draw:text-style-name="P1" draw:layer="layout" svg:x1="9.255cm" svg:y1="21.05cm" svg:x2="8.747cm" svg:y2="21.05cm">
          <text:p/>
        </draw:line>
        <draw:path draw:style-name="gr3" draw:text-style-name="P1" draw:layer="layout" svg:width="9.507cm" svg:height="2.331cm" draw:transform="skewX (-0.27995081201989) rotate (1.47427961915961) translate (5.69912920721691cm 24.7493687934775cm)" svg:viewBox="0 0 9508 2332" svg:d="M0 0c9638-8 9508 2332 9508 2332v-66">
          <text:p/>
        </draw:path>
        <draw:line draw:style-name="gr6" draw:text-style-name="P1" draw:layer="layout" svg:x1="5.318cm" svg:y1="12.43cm" svg:x2="8.747cm" svg:y2="14.716cm">
          <text:p/>
        </draw:line>
        <draw:frame draw:style-name="gr2" draw:text-style-name="P2" draw:layer="layout" svg:width="4.649cm" svg:height="2.083cm" svg:x="1.254cm" svg:y="9.9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5" draw:text-style-name="P1" draw:layer="layout" svg:x1="5.572cm" svg:y1="21.447cm" svg:x2="7.985cm" svg:y2="15.097cm">
          <text:p/>
        </draw:line>
        <draw:line draw:style-name="gr5" draw:text-style-name="P1" draw:layer="layout" svg:x1="10.144cm" svg:y1="14.335cm" svg:x2="12.557cm" svg:y2="7.9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3-10-22T16:32:38.497062305</dc:date>
    <meta:editing-duration>PT1H2M22S</meta:editing-duration>
    <meta:editing-cycles>25</meta:editing-cycles>
    <meta:generator>LibreOffice/6.4.7.2$Linux_X86_64 LibreOffice_project/40$Build-2</meta:generator>
    <meta:document-statistic meta:object-count="39"/>
  </office:meta>
</office:document-meta>
</file>

<file path=Object 1/content.xml><?xml version="1.0" encoding="utf-8"?>
<math xmlns="http://www.w3.org/1998/Math/MathML" display="block">
  <semantics>
    <mi>x</mi>
    <annotation encoding="StarMath 5.0">x</annotation>
  </semantics>
</math>
</file>

<file path=Object 10/content.xml><?xml version="1.0" encoding="utf-8"?>
<math xmlns="http://www.w3.org/1998/Math/MathML" display="block">
  <semantics>
    <mn>1</mn>
    <annotation encoding="StarMath 5.0">1</annotation>
  </semantics>
</math>
</file>

<file path=Object 11/content.xml><?xml version="1.0" encoding="utf-8"?>
<math xmlns="http://www.w3.org/1998/Math/MathML" display="block">
  <semantics>
    <mn>1</mn>
    <annotation encoding="StarMath 5.0">1</annotation>
  </semantics>
</math>
</file>

<file path=Object 12/content.xml><?xml version="1.0" encoding="utf-8"?>
<math xmlns="http://www.w3.org/1998/Math/MathML" display="block">
  <semantics>
    <mn>2</mn>
    <annotation encoding="StarMath 5.0">2</annotation>
  </semantics>
</math>
</file>

<file path=Object 13/content.xml><?xml version="1.0" encoding="utf-8"?>
<math xmlns="http://www.w3.org/1998/Math/MathML" display="block">
  <semantics>
    <mtable>
      <mtr>
        <mtd>
          <mstyle color="green">
            <mrow>
              <mi mathvariant="italic">point</mi>
              <mi>d</mi>
              <mi>'</mi>
              <mi mathvariant="italic">inflexion</mi>
              <mi mathvariant="normal">:</mi>
            </mrow>
          </mstyle>
        </mtd>
      </mtr>
      <mtr>
        <mtd>
          <mstyle color="green">
            <mrow>
              <mi mathvariant="italic">la</mi>
              <mi mathvariant="italic">tangente</mi>
              <mi mathvariant="italic">va</mi>
            </mrow>
          </mstyle>
        </mtd>
      </mtr>
      <mtr>
        <mtd>
          <mstyle color="green">
            <mrow>
              <mi mathvariant="italic">couper</mi>
              <mi mathvariant="italic">la</mi>
              <mi mathvariant="italic">courbe</mi>
            </mrow>
          </mstyle>
        </mtd>
      </mtr>
    </mtable>
    <annotation encoding="StarMath 5.0">color green {point d'inflexion :} newline 
color green {la tangente va} newline
 color green { couper la courbe}</annotation>
  </semantics>
</math>
</file>

<file path=Object 2/content.xml><?xml version="1.0" encoding="utf-8"?>
<math xmlns="http://www.w3.org/1998/Math/MathML" display="block">
  <semantics>
    <mi>y</mi>
    <annotation encoding="StarMath 5.0">y</annotation>
  </semantics>
</math>
</file>

<file path=Object 3/content.xml><?xml version="1.0" encoding="utf-8"?>
<math xmlns="http://www.w3.org/1998/Math/MathML" display="block">
  <semantics>
    <mstyle color="blue">
      <mrow>
        <mi>g</mi>
        <mrow>
          <mrow>
            <mo fence="true" stretchy="false">(</mo>
            <mrow>
              <mi>x</mi>
            </mrow>
            <mo fence="true" stretchy="false">)</mo>
          </mrow>
          <mo stretchy="false">=</mo>
          <mrow>
            <msup>
              <mi>x</mi>
              <mn>3</mn>
            </msup>
            <mo stretchy="false">+</mo>
            <mn>1</mn>
          </mrow>
        </mrow>
      </mrow>
    </mstyle>
    <annotation encoding="StarMath 5.0">color blue { g(x) = x^3 + 1}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

<file path=Object 5/content.xml><?xml version="1.0" encoding="utf-8"?>
<math xmlns="http://www.w3.org/1998/Math/MathML" display="block">
  <semantics>
    <mn>4</mn>
    <annotation encoding="StarMath 5.0">4</annotation>
  </semantics>
</math>
</file>

<file path=Object 6/content.xml><?xml version="1.0" encoding="utf-8"?>
<math xmlns="http://www.w3.org/1998/Math/MathML" display="block">
  <semantics>
    <mn>2</mn>
    <annotation encoding="StarMath 5.0">2</annotation>
  </semantics>
</math>
</file>

<file path=Object 7/content.xml><?xml version="1.0" encoding="utf-8"?>
<math xmlns="http://www.w3.org/1998/Math/MathML" display="block">
  <semantics>
    <mn>3</mn>
    <annotation encoding="StarMath 5.0">3</annotation>
  </semantics>
</math>
</file>

<file path=Object 8/content.xml><?xml version="1.0" encoding="utf-8"?>
<math xmlns="http://www.w3.org/1998/Math/MathML" display="block">
  <semantics>
    <mn>4</mn>
    <annotation encoding="StarMath 5.0">4</annotation>
  </semantics>
</math>
</file>

<file path=Object 9/content.xml><?xml version="1.0" encoding="utf-8"?>
<math xmlns="http://www.w3.org/1998/Math/MathML" display="block">
  <semantics>
    <mn>0</mn>
    <annotation encoding="StarMath 5.0">0</annotation>
  </semantics>
</math>
</file>